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0a084a" officeooo:paragraph-rsid="000a084a"/>
    </style:style>
    <style:style style:name="P2" style:family="paragraph" style:parent-style-name="Standard">
      <style:text-properties style:font-name="Lato" officeooo:rsid="000be8ce" officeooo:paragraph-rsid="000be8ce"/>
    </style:style>
    <style:style style:name="P3" style:family="paragraph" style:parent-style-name="Standard">
      <style:text-properties style:font-name="Lato" officeooo:rsid="000d3bc6" officeooo:paragraph-rsid="000d3bc6"/>
    </style:style>
    <style:style style:name="P4" style:family="paragraph" style:parent-style-name="Standard">
      <style:text-properties style:font-name="Lato" officeooo:rsid="0010a597" officeooo:paragraph-rsid="0010a597"/>
    </style:style>
    <style:style style:name="P5" style:family="paragraph" style:parent-style-name="Standard">
      <style:text-properties style:font-name="Lato" officeooo:rsid="00126aa1" officeooo:paragraph-rsid="00126aa1"/>
    </style:style>
    <style:style style:name="P6" style:family="paragraph" style:parent-style-name="Standard">
      <style:text-properties style:font-name="Lato" officeooo:rsid="00136108" officeooo:paragraph-rsid="00136108"/>
    </style:style>
    <style:style style:name="P7" style:family="paragraph" style:parent-style-name="Standard">
      <style:text-properties style:font-name="Lato" officeooo:rsid="0013f5a2" officeooo:paragraph-rsid="0013f5a2"/>
    </style:style>
    <style:style style:name="P8" style:family="paragraph" style:parent-style-name="Standard">
      <style:text-properties style:font-name="Lato" officeooo:rsid="0014ce86" officeooo:paragraph-rsid="0014ce86"/>
    </style:style>
    <style:style style:name="P9" style:family="paragraph" style:parent-style-name="Standard">
      <style:text-properties style:font-name="Lato" officeooo:rsid="00179af4" officeooo:paragraph-rsid="00179af4"/>
    </style:style>
    <style:style style:name="P10" style:family="paragraph" style:parent-style-name="Standard">
      <style:text-properties style:font-name="Lato" officeooo:rsid="0018dfa0" officeooo:paragraph-rsid="0018dfa0"/>
    </style:style>
    <style:style style:name="P11" style:family="paragraph" style:parent-style-name="Standard">
      <style:text-properties style:font-name="Lato" officeooo:rsid="001c9e09" officeooo:paragraph-rsid="001c9e09"/>
    </style:style>
    <style:style style:name="P12" style:family="paragraph" style:parent-style-name="Standard">
      <style:text-properties style:font-name="Lato" officeooo:rsid="001e76e6" officeooo:paragraph-rsid="001fadc6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text-properties fo:color="#d4d4d4" style:font-name="Droid Sans Mono" fo:font-size="10.5pt" fo:font-weight="normal" officeooo:rsid="000be8ce" officeooo:paragraph-rsid="000be8ce" fo:background-color="#1e1e1e"/>
    </style:style>
    <style:style style:name="P15" style:family="paragraph" style:parent-style-name="Standard">
      <style:text-properties fo:color="#d4d4d4" style:font-name="Droid Sans Mono" fo:font-size="10.5pt" fo:font-weight="normal" officeooo:rsid="000d3bc6" officeooo:paragraph-rsid="000d3bc6" fo:background-color="#1e1e1e"/>
    </style:style>
    <style:style style:name="P1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f27b9" officeooo:paragraph-rsid="000f27b9" fo:background-color="#1e1e1e"/>
    </style:style>
    <style:style style:name="P17" style:family="paragraph" style:parent-style-name="Standard">
      <style:text-properties fo:color="#d4d4d4" style:font-name="Droid Sans Mono" fo:font-size="10.5pt" fo:font-weight="normal" officeooo:rsid="0010a597" officeooo:paragraph-rsid="0010a597" fo:background-color="#1e1e1e"/>
    </style:style>
    <style:style style:name="P18" style:family="paragraph" style:parent-style-name="Standard">
      <style:text-properties fo:color="#d4d4d4" style:font-name="Droid Sans Mono" fo:font-size="10.5pt" fo:font-weight="normal" officeooo:rsid="00136108" officeooo:paragraph-rsid="00136108" fo:background-color="#1e1e1e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3f5a2" fo:background-color="#1e1e1e"/>
    </style:style>
    <style:style style:name="P20" style:family="paragraph" style:parent-style-name="Standard">
      <style:text-properties fo:color="#d4d4d4" style:font-name="Droid Sans Mono" fo:font-size="10.5pt" fo:font-weight="normal" officeooo:rsid="0013f5a2" officeooo:paragraph-rsid="0013f5a2" fo:background-color="#1e1e1e"/>
    </style:style>
    <style:style style:name="P21" style:family="paragraph" style:parent-style-name="Standard">
      <style:text-properties fo:color="#d4d4d4" style:font-name="Droid Sans Mono" fo:font-size="10.5pt" fo:font-weight="normal" officeooo:rsid="0014ce86" officeooo:paragraph-rsid="0014ce86" fo:background-color="#1e1e1e"/>
    </style:style>
    <style:style style:name="P22" style:family="paragraph" style:parent-style-name="Standard">
      <style:text-properties fo:color="#d4d4d4" style:font-name="Droid Sans Mono" fo:font-size="10.5pt" fo:font-weight="normal" officeooo:rsid="001c9e09" officeooo:paragraph-rsid="001c9e09" fo:background-color="#1e1e1e"/>
    </style:style>
    <style:style style:name="P23" style:family="paragraph" style:parent-style-name="Standard">
      <style:text-properties style:font-name="Lato" officeooo:rsid="001e76e6" officeooo:paragraph-rsid="001fadc6"/>
    </style:style>
    <style:style style:name="P24" style:family="paragraph" style:parent-style-name="Standard">
      <style:text-properties style:font-name="Lato" officeooo:rsid="0018dfa0" officeooo:paragraph-rsid="00220095"/>
    </style:style>
    <style:style style:name="P25" style:family="paragraph" style:parent-style-name="Standard">
      <style:text-properties style:font-name="Lato" officeooo:rsid="00259ddb" officeooo:paragraph-rsid="00259ddb"/>
    </style:style>
    <style:style style:name="P26" style:family="paragraph" style:parent-style-name="Standard">
      <style:text-properties style:font-name="Lato" officeooo:paragraph-rsid="00259ddb"/>
    </style:style>
    <style:style style:name="P27" style:family="paragraph" style:parent-style-name="Standard">
      <style:text-properties style:font-name="Lato" officeooo:rsid="002614cb" officeooo:paragraph-rsid="002614cb"/>
    </style:style>
    <style:style style:name="P28" style:family="paragraph" style:parent-style-name="Standard">
      <style:text-properties style:font-name="Lato" officeooo:rsid="002614cb" officeooo:paragraph-rsid="00266a0e"/>
    </style:style>
    <style:style style:name="P29" style:family="paragraph" style:parent-style-name="Standard">
      <style:text-properties style:font-name="Lato" officeooo:rsid="00266a0e" officeooo:paragraph-rsid="00266a0e"/>
    </style:style>
    <style:style style:name="P30" style:family="paragraph" style:parent-style-name="Standard">
      <style:text-properties style:font-name="Lato" officeooo:rsid="002b36e7" officeooo:paragraph-rsid="002b36e7"/>
    </style:style>
    <style:style style:name="P31" style:family="paragraph" style:parent-style-name="Standard">
      <style:text-properties style:font-name="Lato" officeooo:rsid="002c396b" officeooo:paragraph-rsid="002c396b"/>
    </style:style>
    <style:style style:name="P32" style:family="paragraph" style:parent-style-name="Standard">
      <style:text-properties style:font-name="Lato" officeooo:rsid="002c396b" officeooo:paragraph-rsid="002dc17a"/>
    </style:style>
    <style:style style:name="P33" style:family="paragraph" style:parent-style-name="Standard">
      <style:text-properties style:font-name="Lato" officeooo:rsid="002dc17a" officeooo:paragraph-rsid="002dc17a" fo:background-color="transparent"/>
    </style:style>
    <style:style style:name="P34" style:family="paragraph" style:parent-style-name="Standard">
      <style:text-properties style:font-name="Lato" officeooo:rsid="002eef61" officeooo:paragraph-rsid="002eef61" fo:background-color="transparent"/>
    </style:style>
    <style:style style:name="P35" style:family="paragraph" style:parent-style-name="Standard">
      <style:text-properties style:font-name="Lato" officeooo:rsid="002f4ecb" officeooo:paragraph-rsid="002f4ecb" fo:background-color="transparent"/>
    </style:style>
    <style:style style:name="P36" style:family="paragraph" style:parent-style-name="Standard">
      <style:text-properties style:font-name="Lato" officeooo:rsid="002ff611" officeooo:paragraph-rsid="002ff611" fo:background-color="transparent"/>
    </style:style>
    <style:style style:name="P37" style:family="paragraph" style:parent-style-name="Standard">
      <style:text-properties style:font-name="Lato" officeooo:paragraph-rsid="002ff611" fo:background-color="transparent"/>
    </style:style>
    <style:style style:name="P38" style:family="paragraph" style:parent-style-name="Standard">
      <style:text-properties style:font-name="Lato" officeooo:rsid="0031c33b" officeooo:paragraph-rsid="0031c33b" fo:background-color="transparent"/>
    </style:style>
    <style:style style:name="P39" style:family="paragraph" style:parent-style-name="Standard">
      <style:text-properties style:font-name="Lato" officeooo:rsid="00342dc4" officeooo:paragraph-rsid="00342dc4" fo:background-color="transparent"/>
    </style:style>
    <style:style style:name="P40" style:family="paragraph" style:parent-style-name="Standard">
      <style:text-properties style:font-name="Droid Sans Mono" officeooo:rsid="002c396b" officeooo:paragraph-rsid="002dc17a"/>
    </style:style>
    <style:style style:name="P4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2" style:family="paragraph" style:parent-style-name="Standard">
      <style:text-properties fo:color="#d4d4d4" style:font-name="Droid Sans Mono" fo:font-size="10.5pt" fo:font-weight="normal" officeooo:rsid="00266a0e" officeooo:paragraph-rsid="00266a0e" fo:background-color="#1e1e1e"/>
    </style:style>
    <style:style style:name="P43" style:family="paragraph" style:parent-style-name="Standard">
      <style:text-properties fo:color="#d4d4d4" style:font-name="Droid Sans Mono" fo:font-size="10.5pt" fo:font-weight="normal" officeooo:rsid="00284df6" officeooo:paragraph-rsid="00284df6" fo:background-color="#1e1e1e"/>
    </style:style>
    <style:style style:name="P44" style:family="paragraph" style:parent-style-name="Standard">
      <style:text-properties fo:color="#d4d4d4" style:font-name="Droid Sans Mono" fo:font-size="10.5pt" fo:font-weight="normal" officeooo:rsid="002c396b" officeooo:paragraph-rsid="002c396b" fo:background-color="#1e1e1e"/>
    </style:style>
    <style:style style:name="P45" style:family="paragraph" style:parent-style-name="Standard">
      <style:text-properties fo:color="#d4d4d4" style:font-name="Droid Sans Mono" fo:font-size="10.5pt" fo:font-weight="normal" officeooo:rsid="0031c33b" officeooo:paragraph-rsid="0031c33b" fo:background-color="#1e1e1e"/>
    </style:style>
    <style:style style:name="P46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ccb9d" officeooo:paragraph-rsid="003ccb9d" fo:background-color="#1e1e1e"/>
    </style:style>
    <style:style style:name="P47" style:family="paragraph" style:parent-style-name="Standard">
      <style:text-properties fo:color="#d4d4d4" style:font-name="Droid Sans Mono" fo:font-size="10.5pt" fo:font-weight="normal" officeooo:rsid="00389f46" officeooo:paragraph-rsid="00389f46" fo:background-color="#000000"/>
    </style:style>
    <style:style style:name="P48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ccb9d" officeooo:paragraph-rsid="003ccb9d" fo:background-color="#000000"/>
    </style:style>
    <style:style style:name="P49" style:family="paragraph" style:parent-style-name="Standard">
      <style:text-properties fo:color="#d4d4d4" style:font-name="Droid Sans Mono" officeooo:rsid="00333094" officeooo:paragraph-rsid="00333094" fo:background-color="#1e1e1e"/>
    </style:style>
    <style:style style:name="P50" style:family="paragraph" style:parent-style-name="Standard">
      <style:text-properties fo:color="#d4d4d4" style:font-name="Droid Sans Mono" officeooo:rsid="00333094" officeooo:paragraph-rsid="0036089e" fo:background-color="#1e1e1e"/>
    </style:style>
    <style:style style:name="P51" style:family="paragraph" style:parent-style-name="Standard">
      <style:text-properties fo:color="#d4d4d4" style:font-name="Droid Sans Mono" officeooo:rsid="0037fa5d" officeooo:paragraph-rsid="0037fa5d" fo:background-color="#1e1e1e"/>
    </style:style>
    <style:style style:name="P52" style:family="paragraph" style:parent-style-name="Standard">
      <style:text-properties fo:color="#d4d4d4" style:font-name="Droid Sans Mono" officeooo:rsid="00389f46" officeooo:paragraph-rsid="00389f46" fo:background-color="#1e1e1e"/>
    </style:style>
    <style:style style:name="P53" style:family="paragraph" style:parent-style-name="Standard">
      <style:paragraph-properties style:line-height-at-least="0.503cm"/>
      <style:text-properties fo:color="#d4d4d4" style:font-name="Droid Sans Mono" fo:background-color="#1e1e1e"/>
    </style:style>
    <style:style style:name="P54" style:family="paragraph" style:parent-style-name="Standard">
      <style:paragraph-properties style:line-height-at-least="0.503cm"/>
      <style:text-properties fo:color="#d4d4d4" style:font-name="Droid Sans Mono" officeooo:rsid="0038d987" officeooo:paragraph-rsid="0038d987" fo:background-color="#1e1e1e"/>
    </style:style>
    <style:style style:name="P55" style:family="paragraph" style:parent-style-name="Standard">
      <style:paragraph-properties style:line-height-at-least="0.503cm"/>
      <style:text-properties fo:color="#d4d4d4" style:font-name="Droid Sans Mono" officeooo:rsid="003ae856" officeooo:paragraph-rsid="003ae856" fo:background-color="#1e1e1e"/>
    </style:style>
    <style:style style:name="P56" style:family="paragraph" style:parent-style-name="Standard">
      <style:paragraph-properties style:line-height-at-least="0.503cm"/>
      <style:text-properties fo:color="#d4d4d4" style:font-name="Droid Sans Mono" officeooo:rsid="003c59fd" officeooo:paragraph-rsid="003c59fd" fo:background-color="#1e1e1e"/>
    </style:style>
    <style:style style:name="P57" style:family="paragraph" style:parent-style-name="Standard">
      <style:paragraph-properties style:line-height-at-least="0.503cm"/>
      <style:text-properties fo:color="#d4d4d4" style:font-name="Droid Sans Mono" officeooo:rsid="003ccb9d" officeooo:paragraph-rsid="003ccb9d" fo:background-color="#1e1e1e"/>
    </style:style>
    <style:style style:name="P58" style:family="paragraph" style:parent-style-name="Standard">
      <style:paragraph-properties style:line-height-at-least="0.503cm"/>
    </style:style>
    <style:style style:name="P5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ccb9d" officeooo:paragraph-rsid="003ccb9d" fo:background-color="transparent"/>
    </style:style>
    <style:style style:name="P60" style:family="paragraph" style:parent-style-name="Standard">
      <style:text-properties fo:color="#000000" style:font-name="Lato" officeooo:rsid="0031c33b" officeooo:paragraph-rsid="0031c33b" fo:background-color="transparent"/>
    </style:style>
    <style:style style:name="P61" style:family="paragraph" style:parent-style-name="Standard">
      <style:text-properties fo:color="#000000" style:font-name="Lato" officeooo:rsid="00333094" officeooo:paragraph-rsid="00333094" fo:background-color="transparent"/>
    </style:style>
    <style:style style:name="P6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#000000"/>
    </style:style>
    <style:style style:name="P6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ccb9d" officeooo:paragraph-rsid="003ccb9d" fo:background-color="#000000"/>
    </style:style>
    <style:style style:name="P64" style:family="paragraph" style:parent-style-name="Standard">
      <style:paragraph-properties style:line-height-at-least="0.503cm"/>
      <style:text-properties style:use-window-font-color="true" style:font-name="Droid Sans Mono" officeooo:rsid="003da42f" officeooo:paragraph-rsid="003da42f" fo:background-color="#1e1e1e"/>
    </style:style>
    <style:style style:name="T1" style:family="text">
      <style:text-properties officeooo:rsid="000be8ce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9cdcfe" fo:font-size="10.5pt" fo:font-weight="normal"/>
    </style:style>
    <style:style style:name="T6" style:family="text">
      <style:text-properties fo:color="#9cdcfe" fo:font-size="10.5pt" fo:font-weight="normal" fo:background-color="#1e1e1e" loext:char-shading-value="0"/>
    </style:style>
    <style:style style:name="T7" style:family="text">
      <style:text-properties fo:color="#9cdcfe" fo:font-size="12pt" style:font-size-asian="10.5pt" style:font-size-complex="12pt"/>
    </style:style>
    <style:style style:name="T8" style:family="text">
      <style:text-properties fo:color="#9cdcfe" fo:font-size="12pt" fo:font-weight="normal" officeooo:rsid="0036089e" style:font-size-asian="10.5pt" style:font-size-complex="12pt"/>
    </style:style>
    <style:style style:name="T9" style:family="text">
      <style:text-properties fo:color="#9cdcfe" fo:font-size="12pt" fo:background-color="transparent" loext:char-shading-value="0" style:font-size-asian="10.5pt" style:font-size-complex="12pt"/>
    </style:style>
    <style:style style:name="T10" style:family="text">
      <style:text-properties fo:color="#9cdcfe" style:font-name="Droid Sans Mono" fo:font-size="12pt" fo:font-weight="normal" fo:background-color="#1e1e1e" loext:char-shading-value="0" style:font-size-asian="10.5pt" style:font-size-complex="12pt"/>
    </style:style>
    <style:style style:name="T11" style:family="text">
      <style:text-properties fo:color="#9cdcfe" style:font-name="Droid Sans Mono" fo:font-size="12pt" fo:font-weight="normal" officeooo:rsid="002ff611" fo:background-color="#1e1e1e" loext:char-shading-value="0" style:font-size-asian="10.5pt" style:font-size-complex="12pt"/>
    </style:style>
    <style:style style:name="T12" style:family="text">
      <style:text-properties fo:color="#ce9178"/>
    </style:style>
    <style:style style:name="T13" style:family="text">
      <style:text-properties fo:color="#ce9178" fo:font-size="10.5pt" fo:font-weight="normal"/>
    </style:style>
    <style:style style:name="T14" style:family="text">
      <style:text-properties fo:color="#ce9178" fo:font-size="10.5pt" fo:font-weight="normal" fo:background-color="#1e1e1e" loext:char-shading-value="0"/>
    </style:style>
    <style:style style:name="T15" style:family="text">
      <style:text-properties fo:color="#ce9178" fo:font-size="10.5pt" fo:font-weight="normal" officeooo:rsid="002dc17a" fo:background-color="#1e1e1e" loext:char-shading-value="0"/>
    </style:style>
    <style:style style:name="T16" style:family="text">
      <style:text-properties fo:color="#ce9178" fo:font-size="12pt" style:font-size-asian="10.5pt" style:font-size-complex="12pt"/>
    </style:style>
    <style:style style:name="T17" style:family="text">
      <style:text-properties fo:color="#ce9178" fo:font-size="12pt" fo:font-weight="normal" officeooo:rsid="0036089e" style:font-size-asian="10.5pt" style:font-size-complex="12pt"/>
    </style:style>
    <style:style style:name="T18" style:family="text">
      <style:text-properties fo:color="#d7ba7d"/>
    </style:style>
    <style:style style:name="T19" style:family="text">
      <style:text-properties fo:color="#d7ba7d" style:font-name="Droid Sans Mono" fo:font-size="10.5pt" fo:font-weight="normal" fo:background-color="#1e1e1e" loext:char-shading-value="0"/>
    </style:style>
    <style:style style:name="T20" style:family="text">
      <style:text-properties fo:color="#d7ba7d" fo:font-size="12pt" style:font-size-asian="10.5pt" style:font-size-complex="12pt"/>
    </style:style>
    <style:style style:name="T21" style:family="text">
      <style:text-properties fo:color="#d7ba7d" fo:font-size="12pt" fo:background-color="transparent" loext:char-shading-value="0" style:font-size-asian="10.5pt" style:font-size-complex="12pt"/>
    </style:style>
    <style:style style:name="T22" style:family="text">
      <style:text-properties fo:color="#b5cea8"/>
    </style:style>
    <style:style style:name="T23" style:family="text">
      <style:text-properties fo:color="#b5cea8" fo:font-size="12pt" fo:background-color="transparent" loext:char-shading-value="0" style:font-size-asian="10.5pt" style:font-size-complex="12pt"/>
    </style:style>
    <style:style style:name="T24" style:family="text">
      <style:text-properties fo:color="#b5cea8" fo:font-size="12pt" style:font-size-asian="10.5pt" style:font-size-complex="12pt"/>
    </style:style>
    <style:style style:name="T25" style:family="text">
      <style:text-properties officeooo:rsid="00126aa1"/>
    </style:style>
    <style:style style:name="T26" style:family="text">
      <style:text-properties officeooo:rsid="00136108"/>
    </style:style>
    <style:style style:name="T27" style:family="text">
      <style:text-properties officeooo:rsid="00136108"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3f5a2"/>
    </style:style>
    <style:style style:name="T30" style:family="text">
      <style:text-properties officeooo:rsid="0016462e"/>
    </style:style>
    <style:style style:name="T31" style:family="text">
      <style:text-properties officeooo:rsid="001688af"/>
    </style:style>
    <style:style style:name="T32" style:family="text">
      <style:text-properties officeooo:rsid="0019450a"/>
    </style:style>
    <style:style style:name="T33" style:family="text">
      <style:text-properties officeooo:rsid="001b0aaa"/>
    </style:style>
    <style:style style:name="T34" style:family="text">
      <style:text-properties officeooo:rsid="001fadc6"/>
    </style:style>
    <style:style style:name="T35" style:family="text">
      <style:text-properties officeooo:rsid="00220095"/>
    </style:style>
    <style:style style:name="T36" style:family="text">
      <style:text-properties officeooo:rsid="00241678"/>
    </style:style>
    <style:style style:name="T37" style:family="text">
      <style:text-properties fo:color="#d4d4d4" style:font-name="Droid Sans Mono" fo:font-size="10.5pt" fo:font-weight="normal" fo:background-color="#1e1e1e" loext:char-shading-value="0"/>
    </style:style>
    <style:style style:name="T38" style:family="text">
      <style:text-properties fo:color="#d4d4d4" style:font-name="Droid Sans Mono" fo:font-size="12pt" fo:font-weight="normal" fo:background-color="#1e1e1e" loext:char-shading-value="0" style:font-size-asian="10.5pt" style:font-size-complex="12pt"/>
    </style:style>
    <style:style style:name="T39" style:family="text">
      <style:text-properties fo:color="#d4d4d4" style:font-name="Droid Sans Mono" fo:font-size="12pt" fo:font-weight="normal" officeooo:rsid="002ff611" fo:background-color="#1e1e1e" loext:char-shading-value="0" style:font-size-asian="10.5pt" style:font-size-complex="12pt"/>
    </style:style>
    <style:style style:name="T40" style:family="text">
      <style:text-properties fo:color="#d4d4d4" fo:font-size="10.5pt" fo:font-weight="normal" fo:background-color="#1e1e1e" loext:char-shading-value="0"/>
    </style:style>
    <style:style style:name="T41" style:family="text">
      <style:text-properties fo:color="#d4d4d4" fo:font-size="10.5pt" fo:font-weight="normal" officeooo:rsid="002dc17a" fo:background-color="#1e1e1e" loext:char-shading-value="0"/>
    </style:style>
    <style:style style:name="T42" style:family="text">
      <style:text-properties officeooo:rsid="00259ddb"/>
    </style:style>
    <style:style style:name="T43" style:family="text">
      <style:text-properties officeooo:rsid="00266a0e"/>
    </style:style>
    <style:style style:name="T44" style:family="text">
      <style:text-properties fo:color="#c586c0"/>
    </style:style>
    <style:style style:name="T45" style:family="text">
      <style:text-properties style:use-window-font-color="true" officeooo:rsid="00284df6" fo:background-color="transparent" loext:char-shading-value="0"/>
    </style:style>
    <style:style style:name="T46" style:family="text">
      <style:text-properties fo:color="#000000"/>
    </style:style>
    <style:style style:name="T47" style:family="text">
      <style:text-properties fo:color="#000000" fo:background-color="transparent" loext:char-shading-value="0"/>
    </style:style>
    <style:style style:name="T48" style:family="text">
      <style:text-properties fo:color="#000000" officeooo:rsid="0029c231" fo:background-color="transparent" loext:char-shading-value="0"/>
    </style:style>
    <style:style style:name="T49" style:family="text">
      <style:text-properties fo:color="#000000" fo:background-color="transparent" loext:char-shading-value="0"/>
    </style:style>
    <style:style style:name="T50" style:family="text">
      <style:text-properties fo:color="#000000" officeooo:rsid="0038d987" fo:background-color="transparent" loext:char-shading-value="0"/>
    </style:style>
    <style:style style:name="T51" style:family="text">
      <style:text-properties fo:color="#000000" officeooo:rsid="003da42f" fo:background-color="transparent" loext:char-shading-value="0"/>
    </style:style>
    <style:style style:name="T52" style:family="text">
      <style:text-properties fo:color="#000000" officeooo:rsid="003da42f" fo:background-color="transparent" loext:char-shading-value="0"/>
    </style:style>
    <style:style style:name="T53" style:family="text">
      <style:text-properties fo:color="#000000" fo:font-size="12pt" fo:font-weight="normal" officeooo:rsid="002dc17a" fo:background-color="#1e1e1e" loext:char-shading-value="0" style:font-size-asian="10.5pt" style:font-size-complex="12pt"/>
    </style:style>
    <style:style style:name="T54" style:family="text">
      <style:text-properties fo:color="#000000" fo:font-size="12pt" fo:font-weight="normal" style:font-size-asian="10.5pt" style:font-size-complex="12pt"/>
    </style:style>
    <style:style style:name="T55" style:family="text">
      <style:text-properties fo:color="#000000" fo:font-size="12pt" fo:font-weight="normal" officeooo:rsid="002ede13" style:font-size-asian="10.5pt" style:font-size-complex="12pt"/>
    </style:style>
    <style:style style:name="T56" style:family="text">
      <style:text-properties fo:color="#000000" fo:font-size="12pt" fo:font-weight="normal" officeooo:rsid="002f0b49" style:font-size-asian="10.5pt" style:font-size-complex="12pt"/>
    </style:style>
    <style:style style:name="T57" style:family="text">
      <style:text-properties fo:color="#000000" fo:font-size="12pt" fo:font-weight="normal" officeooo:rsid="002ff611" style:font-size-asian="10.5pt" style:font-size-complex="12pt" fo:background-color="#ffffff"/>
    </style:style>
    <style:style style:name="T58" style:family="text">
      <style:text-properties fo:color="#000000" fo:font-size="12pt" fo:font-weight="normal" fo:background-color="transparent" loext:char-shading-value="0" style:font-size-asian="10.5pt" style:font-size-complex="12pt"/>
    </style:style>
    <style:style style:name="T59" style:family="text">
      <style:text-properties fo:color="#000000" fo:font-size="12pt" fo:font-weight="normal" officeooo:rsid="0036089e" fo:background-color="transparent" loext:char-shading-value="0" style:font-size-asian="10.5pt" style:font-size-complex="12pt"/>
    </style:style>
    <style:style style:name="T60" style:family="text">
      <style:text-properties fo:color="#000000" fo:font-size="12pt" fo:font-weight="normal" officeooo:rsid="00389f46" fo:background-color="transparent" loext:char-shading-value="0" style:font-size-asian="10.5pt" style:font-size-complex="12pt"/>
    </style:style>
    <style:style style:name="T61" style:family="text">
      <style:text-properties fo:color="#000000" fo:font-size="12pt" fo:font-weight="normal" fo:background-color="transparent" loext:char-shading-value="0" style:font-size-asian="10.5pt" style:font-size-complex="12pt"/>
    </style:style>
    <style:style style:name="T62" style:family="text">
      <style:text-properties fo:color="#000000" fo:font-size="12pt" fo:font-weight="normal" officeooo:rsid="0039e31c" fo:background-color="transparent" loext:char-shading-value="0" style:font-size-asian="10.5pt" style:font-size-complex="12pt"/>
    </style:style>
    <style:style style:name="T63" style:family="text">
      <style:text-properties fo:color="#000000" style:font-name="Droid Sans Mono" fo:font-size="12pt" fo:font-weight="normal" officeooo:rsid="002ff611" fo:background-color="#1e1e1e" loext:char-shading-value="0" style:font-size-asian="10.5pt" style:font-size-complex="12pt"/>
    </style:style>
    <style:style style:name="T64" style:family="text">
      <style:text-properties fo:color="#000000" officeooo:rsid="003da42f"/>
    </style:style>
    <style:style style:name="T65" style:family="text">
      <style:text-properties officeooo:rsid="002c396b"/>
    </style:style>
    <style:style style:name="T66" style:family="text">
      <style:text-properties officeooo:rsid="002dc17a"/>
    </style:style>
    <style:style style:name="T67" style:family="text">
      <style:text-properties fo:font-size="10.5pt" fo:font-weight="normal"/>
    </style:style>
    <style:style style:name="T68" style:family="text">
      <style:text-properties fo:font-size="12pt" style:font-size-asian="10.5pt" style:font-size-complex="12pt"/>
    </style:style>
    <style:style style:name="T69" style:family="text">
      <style:text-properties fo:font-size="12pt" officeooo:rsid="00389f46" style:font-size-asian="10.5pt" style:font-size-complex="12pt"/>
    </style:style>
    <style:style style:name="T70" style:family="text">
      <style:text-properties fo:font-size="12pt" style:font-size-asian="10.5pt" style:font-size-complex="12pt" fo:background-color="#ffffff"/>
    </style:style>
    <style:style style:name="T71" style:family="text">
      <style:text-properties fo:font-size="12pt" fo:font-weight="normal" style:font-size-asian="10.5pt" style:font-size-complex="12pt"/>
    </style:style>
    <style:style style:name="T72" style:family="text">
      <style:text-properties fo:font-size="12pt" fo:font-weight="normal" officeooo:rsid="0036089e" style:font-size-asian="10.5pt" style:font-size-complex="12pt"/>
    </style:style>
    <style:style style:name="T73" style:family="text">
      <style:text-properties fo:font-size="12pt" fo:font-weight="normal" officeooo:rsid="00389f46" style:font-size-asian="10.5pt" style:font-size-complex="12pt"/>
    </style:style>
    <style:style style:name="T74" style:family="text">
      <style:text-properties fo:font-size="12pt" fo:font-weight="normal" style:font-size-asian="10.5pt" style:font-size-complex="12pt" fo:background-color="#ffffff"/>
    </style:style>
    <style:style style:name="T75" style:family="text">
      <style:text-properties fo:font-size="12pt" fo:font-weight="normal" fo:background-color="transparent" loext:char-shading-value="0" style:font-size-asian="10.5pt" style:font-size-complex="12pt"/>
    </style:style>
    <style:style style:name="T76" style:family="text">
      <style:text-properties fo:font-size="12pt" fo:background-color="transparent" loext:char-shading-value="0" style:font-size-asian="10.5pt" style:font-size-complex="12pt"/>
    </style:style>
    <style:style style:name="T77" style:family="text">
      <style:text-properties style:font-name="Droid Sans Mono" fo:font-size="12pt" fo:font-weight="normal" style:font-size-asian="10.5pt" style:font-size-complex="12pt"/>
    </style:style>
    <style:style style:name="T78" style:family="text">
      <style:text-properties style:font-name="Droid Sans Mono" fo:font-size="12pt" fo:font-weight="normal" officeooo:rsid="0036089e" style:font-size-asian="10.5pt" style:font-size-complex="12pt"/>
    </style:style>
    <style:style style:name="T79" style:family="text">
      <style:text-properties officeooo:rsid="003da4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– FILM 1</text:p>
      <text:p text:style-name="P1"/>
      <text:p text:style-name="P1">- Flexbox is a CSS display type designed to hel us craft CSS layouts easier</text:p>
      <text:p text:style-name="P1">- control the position, size, spacing of elements relative to their parent elements and each other</text:p>
      <text:p text:style-name="P1">- <text:span text:style-name="T1">we can create navigation bars, grid layouts, bar charts, equal height columns</text:span></text:p>
      <text:p text:style-name="P1">- <text:span text:style-name="T1">can be not supported by every browser.</text:span></text:p>
      <text:p text:style-name="P1"/>
      <text:p text:style-name="P2">FLEX CONTAINERS – film 2</text:p>
      <text:p text:style-name="P2">→ musimy stworzyć container – element z display tape of flex. Każdy descendent stanie się flex.</text:p>
      <text:p text:style-name="P2"/>
      <text:p text:style-name="P2">Otwieramy index.html i style.css z folderu FLEXBOX.</text:p>
      <text:p text:style-name="P2">W index.html tworzymy container w &lt;div&gt; wrapper : </text:p>
      <text:p text:style-name="P14"><text:span text:style-name="T2">&lt;</text:span><text:span text:style-name="T3">body</text:span><text:span text:style-name="T2">&gt;</text:span></text:p>
      <text:p text:style-name="P13"><text:span text:style-name="T2">&lt;</text:span><text:span text:style-name="T3">div</text:span> <text:span text:style-name="T4">class</text:span>=<text:span text:style-name="T12">"wrapper"</text:span><text:span text:style-name="T2">&gt;</text:span></text:p>
      <text:p text:style-name="P13"><text:span text:style-name="T2">&lt;</text:span><text:span text:style-name="T3">div</text:span> <text:span text:style-name="T4">class</text:span>=<text:span text:style-name="T12">"flex-container"</text:span><text:span text:style-name="T2">&gt;</text:span></text:p>
      <text:p text:style-name="P2"/>
      <text:p text:style-name="P2">a następnie tworzymy flex items :</text:p>
      <text:p text:style-name="P14"><text:span text:style-name="T2">&lt;</text:span><text:span text:style-name="T3">div</text:span> <text:span text:style-name="T4">class</text:span>=<text:span text:style-name="T12">"box one"</text:span><text:span text:style-name="T2">&gt;&lt;/</text:span><text:span text:style-name="T3">div</text:span><text:span text:style-name="T2">&gt;</text:span></text:p>
      <text:p text:style-name="P13"><text:span text:style-name="T2">&lt;</text:span><text:span text:style-name="T3">div</text:span> <text:span text:style-name="T4">class</text:span>=<text:span text:style-name="T12">"box two"</text:span><text:span text:style-name="T2">&gt;&lt;/</text:span><text:span text:style-name="T3">div</text:span><text:span text:style-name="T2">&gt;</text:span></text:p>
      <text:p text:style-name="P13"><text:span text:style-name="T2">&lt;</text:span><text:span text:style-name="T3">div</text:span> <text:span text:style-name="T4">class</text:span>=<text:span text:style-name="T12">"box three"</text:span><text:span text:style-name="T2">&gt;&lt;/</text:span><text:span text:style-name="T3">div</text:span><text:span text:style-name="T2">&gt;</text:span></text:p>
      <text:p text:style-name="P3"/>
      <text:p text:style-name="P3">przechodzimy do style.css i musimy stworzyć flex container :</text:p>
      <text:p text:style-name="P15"><text:span text:style-name="T18">.flex-container</text:span>{</text:p>
      <text:p text:style-name="P13"><text:span text:style-name="T4">display</text:span>: <text:span text:style-name="T12">flex</text:span>;</text:p>
      <text:p text:style-name="P16">background: #fff;</text:p>
      <text:p text:style-name="P13">}</text:p>
      <text:p text:style-name="P3"/>
      <text:p text:style-name="P3">następnie tworzymy wymiar dla .box:</text:p>
      <text:p text:style-name="P15"><text:span text:style-name="T18">.box</text:span>{</text:p>
      <text:p text:style-name="P13"><text:span text:style-name="T4">height</text:span>: <text:span text:style-name="T22">100px</text:span>;</text:p>
      <text:p text:style-name="P13"><text:span text:style-name="T4">min-width</text:span>:<text:span text:style-name="T22">100px</text:span>;</text:p>
      <text:p text:style-name="P13">}</text:p>
      <text:p text:style-name="P3"/>
      <text:p text:style-name="P3">i kolorujemy każdy z nich inaczej: </text:p>
      <text:p text:style-name="P3"/>
      <text:p text:style-name="P13"><text:span text:style-name="T18">.one</text:span>{</text:p>
      <text:p text:style-name="P13"><text:span text:style-name="T4">background</text:span>: <text:span text:style-name="T12">red</text:span>;</text:p>
      <text:p text:style-name="P13">}</text:p>
      <text:p text:style-name="P13"><text:span text:style-name="T18">.two</text:span>{</text:p>
      <text:p text:style-name="P13"><text:span text:style-name="T4">background</text:span>: <text:span text:style-name="T12">blue</text:span>;</text:p>
      <text:p text:style-name="P13">}</text:p>
      <text:p text:style-name="P13"><text:span text:style-name="T18">.three</text:span>{</text:p>
      <text:p text:style-name="P13"><text:span text:style-name="T4">background</text:span>: <text:span text:style-name="T12">green</text:span>;</text:p>
      <text:p text:style-name="P13">}</text:p>
      <text:p text:style-name="P3"/>
      <text:p text:style-name="P3">→ UWAGA : BEZ FLEX – te boxy ułożą się jak block elements : jeden pod drugim o wysokości 100px i szerokości max (960px w tym wypadku)</text:p>
      <text:p text:style-name="P3">→ Z FLEX – ustawią się jak items flex : obok siebie o wysokości 100px koło siebie</text:p>
      <text:p text:style-name="P3"/>
      <text:p text:style-name="P4"><text:soft-page-break/>FLEX GROW – filmik 3</text:p>
      <text:p text:style-name="P4">→<text:span text:style-name="T25"> mamy taką sytuację że są 3 boxy koło siebie ale chcemy żeby (jeśl jest miejsce po prawej) rozrastały się one w prawo. :</text:span></text:p>
      <text:p text:style-name="P17"><text:span text:style-name="T18">.box</text:span>{</text:p>
      <text:p text:style-name="P13"><text:span text:style-name="T4">height</text:span>: <text:span text:style-name="T22">100px</text:span>;</text:p>
      <text:p text:style-name="P13"><text:span text:style-name="T4">min-width</text:span>:<text:span text:style-name="T22">100px</text:span>;</text:p>
      <text:p text:style-name="P13"><text:span text:style-name="T4">flex-grow</text:span>: <text:span text:style-name="T22">1</text:span>;</text:p>
      <text:p text:style-name="P4"/>
      <text:p text:style-name="P5">→ każdy z elementów box rośnie o tyle samo, żeby zapełnić całą przestrzeń po prawej</text:p>
      <text:p text:style-name="P4"/>
      <text:p text:style-name="P6">Jeśli chcemy, żeby każdy z elementów rósł o inną wartość, należy usunąć flex-grow z .box i przydzielić każdemu elementowi inną wartość : </text:p>
      <text:p text:style-name="P18"><text:span text:style-name="T18">.one</text:span>{</text:p>
      <text:p text:style-name="P13"><text:span text:style-name="T4">background</text:span>: <text:span text:style-name="T12">red</text:span>; <text:s text:c="3"/>- <text:span text:style-name="T26">rośnie tylko ten czerwony, reszta pozostaje o takiej samej szerokości</text:span></text:p>
      <text:p text:style-name="P13"><text:span text:style-name="T4">flex-grow</text:span>: <text:span text:style-name="T22">1;</text:span></text:p>
      <text:p text:style-name="P6"/>
      <text:p text:style-name="P6">Jeśli teraz dodamy dla innego : </text:p>
      <text:p text:style-name="P18"><text:span text:style-name="T18">.two</text:span>{</text:p>
      <text:p text:style-name="P13"><text:span text:style-name="T4">background</text:span>: <text:span text:style-name="T12">blue</text:span>; <text:s text:c="3"/>- <text:span text:style-name="T26">rośnie ten niebieski –growth rate 2x większy niż czerwony, zielony <text:s text:c="27"/></text:span><text:span text:style-name="T27"><text:tab/><text:tab/><text:tab/><text:tab/><text:tab/><text:tab/><text:tab/><text:tab/></text:span><text:span text:style-name="T26">bez zmian</text:span></text:p>
      <text:p text:style-name="P13"><text:span text:style-name="T4">flex-grow</text:span>: <text:span text:style-name="T22">2;</text:span></text:p>
      <text:p text:style-name="P13">}</text:p>
      <text:p text:style-name="P19"/>
      <text:p text:style-name="P7">i jeszcze :</text:p>
      <text:p text:style-name="P20"><text:span text:style-name="T18">.three</text:span>{</text:p>
      <text:p text:style-name="P13"><text:span text:style-name="T4">background</text:span>: <text:span text:style-name="T12">green</text:span>; <text:s text:c="2"/>- <text:span text:style-name="T29">to rośnie też zielony o wartość 3x większą niż czerwony</text:span></text:p>
      <text:p text:style-name="P13"><text:span text:style-name="T4">flex-grow</text:span>: <text:span text:style-name="T22">3;</text:span></text:p>
      <text:p text:style-name="P13">}</text:p>
      <text:p text:style-name="P7"/>
      <text:p text:style-name="P7">Jest to przydatne np. w tabelach, gdy chcemy żeby czerwony podział był na 1 kolumnę, niebieski na dwie następne, a zielony na 3 następne.</text:p>
      <text:p text:style-name="P8">Nawet jak teraz mamy to zadane to min width nadal jest 100px i przy zmniejszaniu okienka – mniejsze nie bedzie</text:p>
      <text:p text:style-name="P7"/>
      <text:p text:style-name="P8">FLEX SHRINK</text:p>
      <text:p text:style-name="P8">→<text:span text:style-name="T30"> odwrotność flex grow.</text:span></text:p>
      <text:p text:style-name="P8">→<text:span text:style-name="T30"> zmieniamy w box min-width na width=320px (to jest to nasze 960/3) – teraz kazdy z boxów będzie zajmował 1/3 okna</text:span></text:p>
      <text:p text:style-name="P8">→<text:span text:style-name="T31"> domyślnie : boxy będą się zmieniać o to samo ratio przy zmniejszaniu okienka.</text:span></text:p>
      <text:p text:style-name="P8"/>
      <text:p text:style-name="P21"><text:span text:style-name="T18">.one</text:span>{</text:p>
      <text:p text:style-name="P13"><text:span text:style-name="T4">background</text:span>: <text:span text:style-name="T12">red</text:span>;</text:p>
      <text:p text:style-name="P13"><text:span text:style-name="T4">flex-shrink</text:span>: <text:span text:style-name="T22">1</text:span>;</text:p>
      <text:p text:style-name="P13">}</text:p>
      <text:p text:style-name="P13"><text:span text:style-name="T18">.two</text:span>{</text:p>
      <text:p text:style-name="P13"><text:span text:style-name="T4">background</text:span>: <text:span text:style-name="T12">blue</text:span>;</text:p>
      <text:p text:style-name="P13"><text:span text:style-name="T4">flex-shrink</text:span>: <text:span text:style-name="T22">2</text:span>;</text:p>
      <text:p text:style-name="P13">}</text:p>
      <text:p text:style-name="P13"><text:span text:style-name="T18">.three</text:span>{</text:p>
      <text:p text:style-name="P13"><text:span text:style-name="T4">background</text:span>: <text:span text:style-name="T12">green</text:span>;</text:p>
      <text:p text:style-name="P13"><text:span text:style-name="T4">flex-shrink</text:span>: <text:span text:style-name="T22">3</text:span>;</text:p>
      <text:p text:style-name="P13"><text:soft-page-break/>}</text:p>
      <text:p text:style-name="P8"/>
      <text:p text:style-name="P9">I teraz przy zmniejszaniu okienka : zielony się będzie zmniejszał najbardziej (3x bardziej niż czerwony)</text:p>
      <text:p text:style-name="P9">→ im większy value of flex-shrink tym bardziej się zmniejsza</text:p>
      <text:p text:style-name="P9"/>
      <text:p text:style-name="P10">FLEX WRAP – FILM 5</text:p>
      <text:p text:style-name="P10">→ wywalamy grow and shrink properties z style.css</text:p>
      <text:p text:style-name="P10">→<text:span text:style-name="T32"> zminiamy w box na min width 200px.</text:span></text:p>
      <text:p text:style-name="P10"/>
      <text:p text:style-name="P10">→<text:span text:style-name="T32"> używamy gdy nam znika jakiś box na tyle, że musielibyśmy użyć suwaka na dole żeby go całego zobaczyć</text:span></text:p>
      <text:p text:style-name="P10"/>
      <text:p text:style-name="P10">→<text:span text:style-name="T33"> flex-wrap przerzuca box do następnej linijki, jeśli okienko się zmniejszy na tyle, że w jednej linijce byłby on niewidoczny (albo jego część).</text:span></text:p>
      <text:p text:style-name="P10"/>
      <text:p text:style-name="P11">Wpisujemy we .flex-container :</text:p>
      <text:p text:style-name="P22"><text:span text:style-name="T18">.flex-container</text:span>{</text:p>
      <text:p text:style-name="P13"><text:span text:style-name="T4">display</text:span>: <text:span text:style-name="T12">flex</text:span>;</text:p>
      <text:p text:style-name="P13"><text:span text:style-name="T4">background</text:span>: <text:span text:style-name="T12">#fff</text:span>;</text:p>
      <text:p text:style-name="P13"><text:span text:style-name="T4">flex-wrap</text:span>: <text:span text:style-name="T12">wrap</text:span>;</text:p>
      <text:p text:style-name="P11"/>
      <text:p text:style-name="P11">wtedy się dzieje to co opisane wyżej. Ten box w linijce niższej (zielony) zajmuje całą przestrzeń w tej linijce.</text:p>
      <text:p text:style-name="P12">→ Gdy wpiszemy flex-wrap: wrap-reverse → ten zielony box pojawi się w linijce wyżej!</text:p>
      <text:p text:style-name="P12">→<text:span text:style-name="T34"> nowrap = default behaviour</text:span></text:p>
      <text:p text:style-name="P12"/>
      <text:p text:style-name="P24">FLEX <text:span text:style-name="T35">BASIS</text:span> – FILM <text:span text:style-name="T35">6</text:span></text:p>
      <text:p text:style-name="P24">→<text:span text:style-name="T36"> wpisujemy flex-basis: 200px zamiast min-width i wtedy zachowuje się tak samo : minimalna szerokość boxa to 200px</text:span></text:p>
      <text:p text:style-name="P25"/>
      <text:p text:style-name="P25"/>
      <text:p text:style-name="P13"><text:span text:style-name="T18">.box</text:span>{</text:p>
      <text:p text:style-name="P13"><text:span text:style-name="T4">height</text:span>: <text:span text:style-name="T22">100px</text:span>;</text:p>
      <text:p text:style-name="P13"><text:span text:style-name="T4">flex-grow</text:span>: <text:span text:style-name="T22">1</text:span>;</text:p>
      <text:p text:style-name="P13">}</text:p>
      <text:p text:style-name="P25"/>
      <text:p text:style-name="P26"><text:span text:style-name="T42"><text:s/></text:span><text:span text:style-name="T19">.one</text:span><text:span text:style-name="T37">{</text:span></text:p>
      <text:p text:style-name="P13"><text:span text:style-name="T4">background</text:span>: <text:span text:style-name="T12">red</text:span>;</text:p>
      <text:p text:style-name="P13"><text:span text:style-name="T4">flex-basis</text:span>: <text:span text:style-name="T22">200px</text:span>;</text:p>
      <text:p text:style-name="P13">}</text:p>
      <text:p text:style-name="P13"><text:span text:style-name="T18">.two</text:span>{</text:p>
      <text:p text:style-name="P13"><text:span text:style-name="T4">background</text:span>: <text:span text:style-name="T12">blue</text:span>;</text:p>
      <text:p text:style-name="P13"><text:span text:style-name="T4">flex-basis</text:span>: <text:span text:style-name="T22">100px</text:span>;</text:p>
      <text:p text:style-name="P13">}</text:p>
      <text:p text:style-name="P13"><text:span text:style-name="T18">.three</text:span>{</text:p>
      <text:p text:style-name="P13"><text:span text:style-name="T4">background</text:span>: <text:span text:style-name="T12">green</text:span>;</text:p>
      <text:p text:style-name="P13"><text:span text:style-name="T4">flex-basis</text:span>: <text:span text:style-name="T22">300px</text:span>;</text:p>
      <text:p text:style-name="P13">}</text:p>
      <text:p text:style-name="P25"/>
      <text:p text:style-name="P25"><text:soft-page-break/>Wszystkie teraz mają różne szerokości startowe. Jednak wpisując wszystkim flex-grow:1 – wszystkie będą się zwiększać o to samo ratio.</text:p>
      <text:p text:style-name="P25"/>
      <text:p text:style-name="P27">Różnica między flex-basis a min-width:</text:p>
      <text:p text:style-name="P28">→<text:span text:style-name="T43"> jeśli wpiszemy flex-basis to wtedy nie będziemy musieli przeciągać paska na dole, żeby obejrzeć content przy zmniejszaniu okienka – elementy wtedy zmniejszą się tak jak element flex.</text:span></text:p>
      <text:p text:style-name="P28"/>
      <text:p text:style-name="P28">→<text:span text:style-name="T43"> flex shrink, flex grow i flex basis można zastąpić jednym property : flex</text:span></text:p>
      <text:p text:style-name="P28"><text:tab/>→<text:span text:style-name="T43"> flex : 1 0 200px; (grow, shrink, basis)</text:span></text:p>
      <text:p text:style-name="P28"><text:tab/>→<text:span text:style-name="T43"> flex: 1 (grow=1, shrink=1, basis=0)</text:span></text:p>
      <text:p text:style-name="P28"/>
      <text:p text:style-name="P29">Example 1 – Flex menu – film 6</text:p>
      <text:p text:style-name="P29"/>
      <text:p text:style-name="P42"><text:span text:style-name="T44">@media</text:span> <text:span text:style-name="T12">screen</text:span> and (<text:span text:style-name="T4">min-width</text:span>: <text:span text:style-name="T22">768px</text:span>) <text:s/>- <text:span text:style-name="T45">oznacza, że properties poniżej będą działąć tylko wtedy gdy szerokość będzie większa niż 768 px</text:span></text:p>
      <text:p text:style-name="P43"/>
      <text:p text:style-name="P43"/>
      <text:p text:style-name="P43"><text:span text:style-name="T44">@media</text:span> <text:span text:style-name="T12">screen</text:span> and (<text:span text:style-name="T4">min-width</text:span>: <text:span text:style-name="T22">768px</text:span>) {</text:p>
      <text:p text:style-name="P13"><text:span text:style-name="T18">nav</text:span> <text:span text:style-name="T18">ul</text:span>{</text:p>
      <text:p text:style-name="P13"><text:span text:style-name="T4">display</text:span>: <text:span text:style-name="T12">flex</text:span>; <text:s text:c="3"/><text:span text:style-name="T49"><text:s text:c="23"/>- </text:span><text:span text:style-name="T48">ułożą się jak elementy flex – obok siebie</text:span></text:p>
      <text:p text:style-name="P13">}</text:p>
      <text:p text:style-name="P58"/>
      <text:p text:style-name="P13"><text:span text:style-name="T18">nav</text:span> <text:span text:style-name="T18">li</text:span>{</text:p>
      <text:p text:style-name="P13"><text:span text:style-name="T4">flex</text:span>: <text:span text:style-name="T22">1</text:span> <text:span text:style-name="T22">1</text:span> <text:span text:style-name="T22">0</text:span>; <text:s/><text:span text:style-name="T28"><text:s text:c="16"/></text:span><text:span text:style-name="T48">- będą się zwiększać o to samo ratio</text:span></text:p>
      <text:p text:style-name="P13">}</text:p>
      <text:p text:style-name="P43"/>
      <text:p text:style-name="P30">Teraz nawet jak dodamy nowe elementy to nadal będą te komendy działać.</text:p>
      <text:p text:style-name="P30"/>
      <text:p text:style-name="P31">Gdy zamiast flex 1 0 0 dodamy :</text:p>
      <text:p text:style-name="P44"><text:span text:style-name="T18">nav</text:span> <text:span text:style-name="T18">ul</text:span>{</text:p>
      <text:p text:style-name="P13"><text:span text:style-name="T4">display</text:span>: <text:span text:style-name="T12">flex</text:span>;</text:p>
      <text:p text:style-name="P13"><text:span text:style-name="T4">justify-content</text:span>: <text:span text:style-name="T12">flex-end</text:span>; <text:s text:c="2"/><text:span text:style-name="T65">LUB CENTER LUB...</text:span></text:p>
      <text:p text:style-name="P13">}</text:p>
      <text:p text:style-name="P31"/>
      <text:p text:style-name="P31">elementy na liście będą wycentrowane względem okna albo od prawej albo od lewej itp</text:p>
      <text:p text:style-name="P31"/>
      <text:p text:style-name="P44"><text:span text:style-name="T4">justify-content</text:span>: <text:span text:style-name="T12">space-around</text:span>; <text:s text:c="2"/>- <text:span text:style-name="T66">otacza obwódką hasła na liście</text:span></text:p>
      <text:p text:style-name="P40"><text:span text:style-name="T6">justify-content</text:span><text:span text:style-name="T40">: </text:span><text:span text:style-name="T14">space-</text:span><text:span text:style-name="T15">between</text:span><text:span text:style-name="T40">; <text:s text:c="2"/>- </text:span><text:span text:style-name="T41">równe odległości między hasłami</text:span><text:span text:style-name="T53"> </text:span></text:p>
      <text:p text:style-name="P40"><text:span text:style-name="T53"/></text:p>
      <text:p text:style-name="P32"/>
      <text:p text:style-name="P33"><text:span text:style-name="T54">NESTED </text:span><text:span text:style-name="T55">FLEX </text:span><text:span text:style-name="T54">MENU – FILM 8 – EXAMPLE 2</text:span></text:p>
      <text:p text:style-name="P34"><text:span text:style-name="T54">Chcemy zrobić z nav → flex container a wtedy &lt;ul&gt; i &lt;ul class&gt; staną się </text:span><text:span text:style-name="T56">f</text:span><text:span text:style-name="T54">lex items </text:span><text:span text:style-name="T56">i będą nie pod sobą tylko jeden pod drugim</text:span></text:p>
      <text:p text:style-name="P34"><text:span text:style-name="T56"/></text:p>
      <text:p text:style-name="P35"><text:span text:style-name="T56">T</text:span><text:span text:style-name="T54">rzeba obejrzeć filmik: </text:span><text:a xlink:type="simple" xlink:href="https://www.youtube.com/watch?v=8Ls7maJvjwQ&amp;list=PL4cUxeGkcC9i3FXJSUfmsNOx8E7u6UuhG&amp;index=8" text:style-name="Internet_20_link" text:visited-style-name="Visited_20_Internet_20_Link">https://www.youtube.com/watch?v=8Ls7maJvjwQ&amp;list=PL4cUxeGkcC9i3FXJSUfmsNOx8E7u6UuhG&amp;index=8</text:a><text:span text:style-name="T54">.</text:span></text:p>
      <text:p text:style-name="P35"><text:span text:style-name="T54"/></text:p>
      <text:p text:style-name="P35"><text:span text:style-name="T54">FLOW AND AXIS – FILM 9</text:span></text:p>
      <text:p text:style-name="P35"><text:span text:style-name="T54">wracamy do index.html i kolorów.</text:span></text:p>
      <text:p text:style-name="P35"><text:span text:style-name="T54"/></text:p>
      <text:p text:style-name="P36"><text:soft-page-break/><text:span text:style-name="T54">Flex-flow: column – jeden pod drugim w kolumnie</text:span></text:p>
      <text:p text:style-name="P36"><text:span text:style-name="T54">Flex-flow: row – domyślnie (elementy w rzędzie)</text:span></text:p>
      <text:p text:style-name="P36"><text:span text:style-name="T54"/></text:p>
      <text:p text:style-name="P36"><text:span text:style-name="T54">W przypadku column – element zachowuje się jak block element – zajmuje całą przestrzeń w oknie. </text:span></text:p>
      <text:p text:style-name="P39"><text:span text:style-name="T54">Justify-content działa zawsze wzdłuż main axis (gdy row – poziomo, gdy column - pionowo)</text:span></text:p>
      <text:p text:style-name="P36"><text:span text:style-name="T54"/></text:p>
      <text:p text:style-name="P36"><text:span text:style-name="T54">Gdy mamy flex-flow: row i flex: 0 0 200px to:</text:span></text:p>
      <text:p text:style-name="P37"><text:span text:style-name="T57"><text:tab/>→ </text:span><text:span text:style-name="T10">justify-content</text:span><text:span text:style-name="T38">: </text:span><text:span text:style-name="T39">center </text:span><text:span text:style-name="T38"><text:s/>- </text:span><text:span text:style-name="T39">wyśrodkuje nam </text:span></text:p>
      <text:p text:style-name="P37"><text:span text:style-name="T39"/></text:p>
      <text:p text:style-name="P36"><text:span text:style-name="T54">Gdy mamy flex-flow: column i flex: 0 0 200px to:</text:span></text:p>
      <text:p text:style-name="P37"><text:span text:style-name="T63"><text:tab/>→ </text:span><text:span text:style-name="T11">justify-content</text:span><text:span text:style-name="T39">: center <text:s/>- nic się nie stanie bo elementy i tak zajmuja cala szerokosc</text:span></text:p>
      <text:p text:style-name="P37"><text:span text:style-name="T39"/></text:p>
      <text:p text:style-name="P38"><text:span text:style-name="T39">J</text:span><text:span text:style-name="T38">ak zrobimy tak : </text:span></text:p>
      <text:p text:style-name="P38"><text:span text:style-name="T38"/></text:p>
      <text:p text:style-name="P45"><text:span text:style-name="T20">.flex-container</text:span><text:span text:style-name="T68">{</text:span></text:p>
      <text:p text:style-name="P13"><text:span text:style-name="T4">display</text:span>: <text:span text:style-name="T12">flex</text:span>;</text:p>
      <text:p text:style-name="P13"><text:span text:style-name="T4">background</text:span>: <text:span text:style-name="T12">#fff</text:span>;</text:p>
      <text:p text:style-name="P13"><text:span text:style-name="T4">flex-wrap</text:span>: <text:span text:style-name="T12">wrap</text:span>;</text:p>
      <text:p text:style-name="P13"><text:span text:style-name="T4">flex-flow</text:span>: <text:span text:style-name="T12">column</text:span>;</text:p>
      <text:p text:style-name="P13"><text:span text:style-name="T4">justify-content</text:span>: <text:span text:style-name="T12">center</text:span>;</text:p>
      <text:p text:style-name="P13"><text:span text:style-name="T4">height</text:span>: <text:span text:style-name="T22">800px</text:span></text:p>
      <text:p text:style-name="P13">}</text:p>
      <text:p text:style-name="P58"/>
      <text:p text:style-name="P13"><text:span text:style-name="T18">.box</text:span>{</text:p>
      <text:p text:style-name="P13"><text:span text:style-name="T4">height</text:span>: <text:span text:style-name="T22">100px</text:span>;</text:p>
      <text:p text:style-name="P13"><text:span text:style-name="T4">flex</text:span>: <text:span text:style-name="T22">0</text:span> <text:span text:style-name="T22">0</text:span> <text:span text:style-name="T22">100px</text:span>;</text:p>
      <text:p text:style-name="P13">}</text:p>
      <text:p text:style-name="P13"/>
      <text:p text:style-name="P38"><text:span text:style-name="T38">to wtedy się pokażą te pasy na środku strony (środku względem góry i dołu),</text:span></text:p>
      <text:p text:style-name="P60"><text:span text:style-name="T77"/></text:p>
      <text:p text:style-name="P61"><text:span text:style-name="T77">Jeśli wpiszemy justify-content: flex-start – to od góry się zaczną wyswietla</text:span><text:span text:style-name="T78">ć.</text:span></text:p>
      <text:p text:style-name="P61"><text:span text:style-name="T78"/></text:p>
      <text:p text:style-name="P49"><text:span text:style-name="T8">flex-flow</text:span><text:span text:style-name="T72">: </text:span><text:span text:style-name="T17">row-reverse</text:span><text:span text:style-name="T72">;</text:span><text:span text:style-name="T59"> - zmiana kolejnosci w rzędzie</text:span></text:p>
      <text:p text:style-name="P50"><text:span text:style-name="T8">flex-flow</text:span><text:span text:style-name="T72">: column</text:span><text:span text:style-name="T17">-reverse</text:span><text:span text:style-name="T72">;</text:span><text:span text:style-name="T59"> - zmiana kolejności w kolumnie</text:span></text:p>
      <text:p text:style-name="P50"><text:span text:style-name="T59"/></text:p>
      <text:p text:style-name="P50"><text:span text:style-name="T59"/></text:p>
      <text:p text:style-name="P51"><text:span text:style-name="T59">A</text:span><text:span text:style-name="T58">LIGN ITEM – FILM 10</text:span></text:p>
      <text:p text:style-name="P51"><text:span text:style-name="T58"/></text:p>
      <text:p text:style-name="P51"><text:span text:style-name="T58">→ effects cross axis (not main)</text:span></text:p>
      <text:p text:style-name="P51"><text:span text:style-name="T58">→ w przeciwieństwie do justify-content działa align-items</text:span></text:p>
      <text:p text:style-name="P52"><text:span text:style-name="T58">np.:</text:span></text:p>
      <text:p text:style-name="P52"><text:span text:style-name="T58"/></text:p>
      <text:p text:style-name="P47"><text:span text:style-name="T7">flex-flow</text:span><text:span text:style-name="T68">: </text:span><text:span text:style-name="T16">row</text:span><text:span text:style-name="T68">;</text:span></text:p>
      <text:p text:style-name="P13"><text:span text:style-name="T4">align-items</text:span>: <text:span text:style-name="T12">center</text:span>;</text:p>
      <text:p text:style-name="P53"><text:span text:style-name="T5">justify-content</text:span><text:span text:style-name="T67">: </text:span><text:span text:style-name="T13">center</text:span><text:span text:style-name="T67">;</text:span><text:span text:style-name="T60"> <text:s/>- wyśrodkuje nam względem main axis i cross axis. </text:span></text:p>
      <text:p text:style-name="P53"><text:span text:style-name="T60"/></text:p>
      <text:p text:style-name="P62"><text:span text:style-name="T69">flex-flow: column;</text:span></text:p>
      <text:p text:style-name="P13"><text:span text:style-name="T4">align-items</text:span>: <text:span text:style-name="T12">flex-end</text:span>;</text:p>
      <text:p text:style-name="P13"><text:span text:style-name="T4">justify-content</text:span>: <text:span text:style-name="T12">center</text:span>; <text:s/><text:span text:style-name="T49">- </text:span><text:span text:style-name="T50">wyrówna nam kolumnę do prawej i na środek (względem góry)</text:span></text:p>
      <text:p text:style-name="P54"><text:soft-page-break/><text:span text:style-name="T60">E</text:span><text:span text:style-name="T61">XAMPLE 3 – GRID AND STACK LAYOUTS – </text:span><text:span text:style-name="T62">film 11</text:span></text:p>
      <text:p text:style-name="P54"><text:span text:style-name="T62"/></text:p>
      <text:p text:style-name="P54"><text:a xlink:type="simple" xlink:href="https://www.youtube.com/watch?v=B_E6Kh9YkFM&amp;list=PL4cUxeGkcC9i3FXJSUfmsNOx8E7u6UuhG&amp;index=11" text:style-name="Internet_20_link" text:visited-style-name="Visited_20_Internet_20_Link"><text:span text:style-name="T62">https://www.youtube.com/watch?v=B_E6Kh9YkFM&amp;list=PL4cUxeGkcC9i3FXJSUfmsNOx8E7u6UuhG&amp;index=11</text:span></text:a></text:p>
      <text:p text:style-name="P54"><text:span text:style-name="T62"/></text:p>
      <text:p text:style-name="P55"><text:span text:style-name="T62">g</text:span><text:span text:style-name="T61">rid vs-stack i style.css w folderze example 3</text:span></text:p>
      <text:p text:style-name="P55"><text:span text:style-name="T61"/></text:p>
      <text:p text:style-name="P56"><text:span text:style-name="T61">ELEMENTS ORDER – FILM 12</text:span></text:p>
      <text:p text:style-name="P56"><text:span text:style-name="T61"/></text:p>
      <text:p text:style-name="P57"><text:span text:style-name="T61">Można zmienić kolejność np. w rzędzie. Mamy boxy z classami .one, .two., .three, .four i domyslnie są one w kolejnosci takiej jak wpiszemy.</text:span></text:p>
      <text:p text:style-name="P57"><text:span text:style-name="T61">Domyślnie:</text:span></text:p>
      <text:p text:style-name="P48"><text:span text:style-name="T20">.one</text:span><text:span text:style-name="T68"> {</text:span><text:span text:style-name="T7">order</text:span><text:span text:style-name="T68">: </text:span><text:span text:style-name="T24">0</text:span><text:span text:style-name="T68">;}</text:span></text:p>
      <text:p text:style-name="P13"><text:span text:style-name="T18">.two</text:span> {<text:span text:style-name="T4">order</text:span>: <text:span text:style-name="T22">0</text:span>;}</text:p>
      <text:p text:style-name="P13"><text:span text:style-name="T18">.three</text:span> {<text:span text:style-name="T4">order</text:span>: <text:span text:style-name="T22">0</text:span>;}</text:p>
      <text:p text:style-name="P13"><text:span text:style-name="T18">.four</text:span> {<text:span text:style-name="T4">order</text:span>: <text:span text:style-name="T22">0</text:span>;}</text:p>
      <text:p text:style-name="P46">i wtedy zostaną one wyświetlone tak jak je wpiszemy w index.html</text:p>
      <text:p text:style-name="P46"/>
      <text:p text:style-name="P46"/>
      <text:p text:style-name="P59">Gdy zmienimy :</text:p>
      <text:p text:style-name="P59">→ lowest number goes first, highest - last</text:p>
      <text:p text:style-name="P63"><text:span text:style-name="T68">.one {order: 3;}</text:span></text:p>
      <text:p text:style-name="P13"><text:span text:style-name="T18">.two</text:span> {<text:span text:style-name="T4">order</text:span>: <text:span text:style-name="T22">2</text:span>;}</text:p>
      <text:p text:style-name="P13"><text:span text:style-name="T18">.three</text:span> {<text:span text:style-name="T4">order</text:span>: <text:span text:style-name="T22">0</text:span>;} <text:s text:c="6"/><text:span text:style-name="T49"><text:s/></text:span><text:span text:style-name="T52">jeśli jest ten sam value przy order – decyduje kolejność z index.html</text:span></text:p>
      <text:p text:style-name="P13"><text:span text:style-name="T18">.four</text:span> {<text:span text:style-name="T4">order</text:span>: <text:span text:style-name="T22">0</text:span>;}</text:p>
      <text:p text:style-name="P13"/>
      <text:p text:style-name="P64"><text:span text:style-name="T67">→ Można wpisywać ujemne liczby – wtedy też to dział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2:41:19.304052377</meta:creation-date>
    <dc:date>2020-02-20T20:08:19.050995975</dc:date>
    <meta:editing-duration>PT2H55M44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6" meta:paragraph-count="192" meta:word-count="1161" meta:character-count="7352" meta:non-whitespace-character-count="6235"/>
  </office:meta>
</office:document-meta>
</file>